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39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1.7083in"/>
    </style:style>
    <style:style style:name="co17" style:family="table-column">
      <style:table-column-properties fo:break-before="auto" style:column-width="1.9335in"/>
    </style:style>
    <style:style style:name="co18" style:family="table-column">
      <style:table-column-properties fo:break-before="auto" style:column-width="1.7799in"/>
    </style:style>
    <style:style style:name="co19" style:family="table-column">
      <style:table-column-properties fo:break-before="auto" style:column-width="1.6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30"/>
    <style:style style:name="ce2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3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 style:data-style-name="N130">
      <style:text-properties fo:font-weight="bold" style:font-weight-asian="bold" style:font-weight-complex="bold"/>
    </style:style>
    <style:style style:name="ce34" style:family="table-cell" style:parent-style-name="Default" style:data-style-name="N13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36" style:family="table-cell" style:parent-style-name="Default" style:data-style-name="N130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30"/>
    <style:style style:name="ce1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3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130">
      <style:text-properties fo:font-weight="bold" style:font-weight-asian="bold" style:font-weight-complex="bold"/>
    </style:style>
    <style:style style:name="ce21" style:family="table-cell" style:parent-style-name="Default" style:data-style-name="N13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23" style:family="table-cell" style:parent-style-name="Default" style:data-style-name="N130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imations and Connectors" table:style-name="ta1">
        <office:forms form:automatic-focus="false" form:apply-design-mode="false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Rot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Pitch</text:p>
          </table:table-cell>
          <table:table-cell office:value-type="float" office:value="31" calcext:value-type="float">
            <text:p>31</text:p>
          </table:table-cell>
          <table:table-cell table:style-name="ce25" office:value-type="string" calcext:value-type="string">
            <text:p>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ret1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Rot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Pitch</text:p>
          </table:table-cell>
          <table:table-cell office:value-type="float" office:value="41" calcext:value-type="float">
            <text:p>41</text:p>
          </table:table-cell>
          <table:table-cell table:style-name="ce25" office:value-type="string" calcext:value-type="string">
            <text:p>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ret2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Rot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Pitch</text:p>
          </table:table-cell>
          <table:table-cell office:value-type="float" office:value="51" calcext:value-type="float">
            <text:p>51</text:p>
          </table:table-cell>
          <table:table-cell table:style-name="ce25" office:value-type="string" calcext:value-type="string">
            <text:p>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rret3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Rota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urret4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Pitch</text:p>
          </table:table-cell>
          <table:table-cell office:value-type="float" office:value="61" calcext:value-type="float">
            <text:p>61</text:p>
          </table:table-cell>
          <table:table-cell table:style-name="ce25" office:value-type="string" calcext:value-type="string">
            <text:p>Turret4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urret4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urret4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rret4_Barrel_3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ort 1 Rotat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t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Pitch</text:p>
          </table:table-cell>
          <table:table-cell office:value-type="float" office:value="401" calcext:value-type="float">
            <text:p>401</text:p>
          </table:table-cell>
          <table:table-cell table:style-name="ce25" office:value-type="string" calcext:value-type="string">
            <text:p>Pt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t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pan text:style-name="T1">Pt</text:span>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Rotat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t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Pitch</text:p>
          </table:table-cell>
          <table:table-cell office:value-type="float" office:value="402" calcext:value-type="float">
            <text:p>402</text:p>
          </table:table-cell>
          <table:table-cell table:style-name="ce25" office:value-type="string" calcext:value-type="string">
            <text:p>Pt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t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pan text:style-name="T1">Pt</text:span>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Rotat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t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Pitch</text:p>
          </table:table-cell>
          <table:table-cell office:value-type="float" office:value="403" calcext:value-type="float">
            <text:p>403</text:p>
          </table:table-cell>
          <table:table-cell table:style-name="ce25" office:value-type="string" calcext:value-type="string">
            <text:p>Pt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t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pan text:style-name="T1">Pt</text:span>_100mm_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Rotat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b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b</text:span> 1 Pitch</text:p>
          </table:table-cell>
          <table:table-cell office:value-type="float" office:value="101" calcext:value-type="float">
            <text:p>101</text:p>
          </table:table-cell>
          <table:table-cell table:style-name="ce25" office:value-type="string" calcext:value-type="string">
            <text:p>Sb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Rotat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b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Pitch</text:p>
          </table:table-cell>
          <table:table-cell office:value-type="float" office:value="102" calcext:value-type="float">
            <text:p>102</text:p>
          </table:table-cell>
          <table:table-cell table:style-name="ce25" office:value-type="string" calcext:value-type="string">
            <text:p>Sb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Rotat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b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Pitch</text:p>
          </table:table-cell>
          <table:table-cell office:value-type="float" office:value="103" calcext:value-type="float">
            <text:p>103</text:p>
          </table:table-cell>
          <table:table-cell table:style-name="ce25" office:value-type="string" calcext:value-type="string">
            <text:p>Sb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_100mm_Turret3_Barrel_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t_AAA_Turret1_Barrel_1</text:p>
          </table:table-cell>
          <table:table-cell office:value-type="string" calcext:value-type="string">
            <text:p>Pt_AAA_Turret1_Center</text:p>
          </table:table-cell>
          <table:table-cell office:value-type="string" calcext:value-type="string">
            <text:p>Pt_AAA_Turret1</text:p>
          </table:table-cell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t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_AAA_Turret1_Barrel_1</text:p>
          </table:table-cell>
          <table:table-cell office:value-type="string" calcext:value-type="string">
            <text:p>Sb_AAA_Turret1_Center</text:p>
          </table:table-cell>
          <table:table-cell office:value-type="string" calcext:value-type="string">
            <text:p>Sb_AAA_Turret1</text:p>
          </table:table-cell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t_AAA_Turret2_Barrel_1</text:p>
          </table:table-cell>
          <table:table-cell office:value-type="string" calcext:value-type="string">
            <text:p><text:span text:style-name="T1">Pt_AAA_Turret2</text:span>_Center</text:p>
          </table:table-cell>
          <table:table-cell office:value-type="string" calcext:value-type="string">
            <text:p>Pt_AAA_Turret2</text:p>
          </table:table-cell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t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_AAA_Turret2_Barrel_1</text:p>
          </table:table-cell>
          <table:table-cell office:value-type="string" calcext:value-type="string">
            <text:p><text:span text:style-name="T1">Sb_AAA_Turret2</text:span>_Center</text:p>
          </table:table-cell>
          <table:table-cell office:value-type="string" calcext:value-type="string">
            <text:p>Sb_AAA_Turret2</text:p>
          </table:table-cell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t_AAA_Turret3_Barrel_1</text:p>
          </table:table-cell>
          <table:table-cell office:value-type="string" calcext:value-type="string">
            <text:p><text:span text:style-name="T1">Pt_AAA_Turret3</text:span>_Center</text:p>
          </table:table-cell>
          <table:table-cell office:value-type="string" calcext:value-type="string">
            <text:p>Pt_AAA_Turret3</text:p>
          </table:table-cell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t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_AAA_Turret3_Barrel_1</text:p>
          </table:table-cell>
          <table:table-cell office:value-type="string" calcext:value-type="string">
            <text:p><text:span text:style-name="T1">Sb_AAA_Turret3</text:span>_Center</text:p>
          </table:table-cell>
          <table:table-cell office:value-type="string" calcext:value-type="string">
            <text:p>Sb_AAA_Turret3</text:p>
          </table:table-cell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t_AAA_Turret4_Barrel_1</text:p>
          </table:table-cell>
          <table:table-cell office:value-type="string" calcext:value-type="string">
            <text:p>Pt_AAA_Turret4_Center</text:p>
          </table:table-cell>
          <table:table-cell office:value-type="string" calcext:value-type="string">
            <text:p>Pt_AAA_Turret4</text:p>
          </table:table-cell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t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_AAA_Turret4_Barrel_1</text:p>
          </table:table-cell>
          <table:table-cell office:value-type="string" calcext:value-type="string">
            <text:p>Sb_AAA_Turret4_Center</text:p>
          </table:table-cell>
          <table:table-cell office:value-type="string" calcext:value-type="string">
            <text:p>Sb_AAA_Turret4</text:p>
          </table:table-cell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t_AAA_Turret5_Barrel_1</text:p>
          </table:table-cell>
          <table:table-cell office:value-type="string" calcext:value-type="string">
            <text:p>Pt_AAA_Turret5_Center</text:p>
          </table:table-cell>
          <table:table-cell office:value-type="string" calcext:value-type="string">
            <text:p>Pt_AAA_Turret5</text:p>
          </table:table-cell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t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_AAA_Turret5_Barrel_1</text:p>
          </table:table-cell>
          <table:table-cell office:value-type="string" calcext:value-type="string">
            <text:p>Sb_AAA_Turret5_Center</text:p>
          </table:table-cell>
          <table:table-cell office:value-type="string" calcext:value-type="string">
            <text:p>Sb_AAA_Turret5</text:p>
          </table:table-cell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t_AAA_Turret6_Barrel_1</text:p>
          </table:table-cell>
          <table:table-cell office:value-type="string" calcext:value-type="string">
            <text:p>Pt_AAA_Turret6_Center</text:p>
          </table:table-cell>
          <table:table-cell office:value-type="string" calcext:value-type="string">
            <text:p>Pt_AAA_Turret6</text:p>
          </table:table-cell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t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_AAA_Turret6_Barrel_1</text:p>
          </table:table-cell>
          <table:table-cell office:value-type="string" calcext:value-type="string">
            <text:p>Sb_AAA_Turret6_Center</text:p>
          </table:table-cell>
          <table:table-cell office:value-type="string" calcext:value-type="string">
            <text:p>Sb_AAA_Turret6</text:p>
          </table:table-cell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t_AAA_Turret7_Barrel_1</text:p>
          </table:table-cell>
          <table:table-cell office:value-type="string" calcext:value-type="string">
            <text:p>Pt_AAA_Turret7_Center</text:p>
          </table:table-cell>
          <table:table-cell office:value-type="string" calcext:value-type="string">
            <text:p>Pt_AAA_Turret7</text:p>
          </table:table-cell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t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_AAA_Turret7_Barrel_1</text:p>
          </table:table-cell>
          <table:table-cell office:value-type="string" calcext:value-type="string">
            <text:p>Sb_AAA_Turret7_Center</text:p>
          </table:table-cell>
          <table:table-cell office:value-type="string" calcext:value-type="string">
            <text:p>Sb_AAA_Turret7</text:p>
          </table:table-cell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t_AAA_Turret8_Barrel_1</text:p>
          </table:table-cell>
          <table:table-cell office:value-type="string" calcext:value-type="string">
            <text:p>Pt_AAA_Turret8_Center</text:p>
          </table:table-cell>
          <table:table-cell office:value-type="string" calcext:value-type="string">
            <text:p>Pt_AAA_Turret8</text:p>
          </table:table-cell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_AAA_Turret8_Barrel_1</text:p>
          </table:table-cell>
          <table:table-cell office:value-type="string" calcext:value-type="string">
            <text:p>Sb_AAA_Turret8_Center</text:p>
          </table:table-cell>
          <table:table-cell office:value-type="string" calcext:value-type="string">
            <text:p>Sb_AAA_Turret8</text:p>
          </table:table-cell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_Radar_Rota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b_Radar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_Radar_Pitch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b_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_Radar_Rotate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pan text:style-name="T1">Pt_</text:span>Radar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_Radar_Pitch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pan text:style-name="T1">Pt_</text:span>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_Optic_Sight</text:p>
          </table:table-cell>
          <table:table-cell/>
          <table:table-cell office:value-type="string" calcext:value-type="string">
            <text:p>Rear_Optic_Sight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r_Optic_Sight_Rota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_Optic_Sight_Pitch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</text:p>
          </table:table-cell>
          <table:table-cell/>
          <table:table-cell office:value-type="string" calcext:value-type="string">
            <text:p><text:span text:style-name="T1">Front_Optic_Sight</text:span>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_Optic_Sight_Rotat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_Pitc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</table:table>
      <table:table table:name="Math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7"/>
        <table:table-column table:style-name="co10" table:default-cell-style-name="ce19"/>
        <table:table-column table:style-name="co11" table:default-cell-style-name="Default"/>
        <table:table-column table:style-name="co12" table:default-cell-style-name="ce19"/>
        <table:table-column table:style-name="co13" table:default-cell-style-name="Default"/>
        <table:table-column table:style-name="co14" table:default-cell-style-name="Default"/>
        <table:table-column table:style-name="co11" table:default-cell-style-name="ce17"/>
        <table:table-column table:style-name="co15" table:default-cell-style-name="ce19"/>
        <table:table-column table:style-name="co13" table:default-cell-style-name="Default"/>
        <table:table-column table:style-name="co14" table:default-cell-style-name="Default"/>
        <table:table-column table:style-name="co2" table:number-columns-repeated="16370" table:default-cell-style-name="Default"/>
        <table:table-row table:style-name="ro1">
          <table:table-cell table:style-name="ce13" table:number-columns-repeated="2"/>
          <table:table-cell table:style-name="ce13" office:value-type="string" calcext:value-type="string">
            <text:p>Decimal</text:p>
          </table:table-cell>
          <table:table-cell table:style-name="ce13"/>
          <table:table-cell table:style-name="ce15" office:value-type="string" calcext:value-type="string">
            <text:p>Degrees</text:p>
          </table:table-cell>
          <table:table-cell table:style-name="ce18"/>
          <table:table-cell table:style-name="ce13" office:value-type="string" calcext:value-type="string">
            <text:p>Decimal2</text:p>
          </table:table-cell>
          <table:table-cell table:style-name="ce18"/>
          <table:table-cell table:style-name="ce13" office:value-type="string" calcext:value-type="string">
            <text:p>Degrees2</text:p>
          </table:table-cell>
          <table:table-cell table:style-name="ce13"/>
          <table:table-cell table:style-name="ce15" office:value-type="string" calcext:value-type="string">
            <text:p>Decimal3</text:p>
          </table:table-cell>
          <table:table-cell table:style-name="ce18"/>
          <table:table-cell table:style-name="ce13" office:value-type="string" calcext:value-type="string">
            <text:p>Degrees3</text:p>
          </table:table-cell>
          <table:table-cell table:style-name="ce13" table:number-columns-repeated="16371"/>
        </table:table-row>
        <table:table-row table:style-name="ro1">
          <table:table-cell table:style-name="ce13" office:value-type="string" calcext:value-type="string">
            <text:p>Name</text:p>
          </table:table-cell>
          <table:table-cell table:style-name="ce13"/>
          <table:table-cell table:style-name="ce13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 table:style-name="ce15"/>
          <table:table-cell table:style-name="ce18"/>
          <table:table-cell table:style-name="ce20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13" table:number-columns-repeated="2"/>
          <table:table-cell table:style-name="ce15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3" table:number-columns-repeated="16372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084" calcext:value-type="float">
            <text:p>0.084</text:p>
          </table:table-cell>
          <table:table-cell table:style-name="ce16" table:formula="of:=180*[.C3]" office:value-type="float" office:value="-120.06" calcext:value-type="float">
            <text:p>-120.060</text:p>
          </table:table-cell>
          <table:table-cell table:style-name="ce18" table:formula="of:=180*[.D3]" office:value-type="float" office:value="15.12" calcext:value-type="float">
            <text:p>15.12</text:p>
          </table:table-cell>
          <table:table-cell table:style-name="ce14" office:value-type="float" office:value="-1" calcext:value-type="float">
            <text:p>-1.000</text:p>
          </table:table-cell>
          <table:table-cell table:style-name="ce22" office:value-type="float" office:value="-0.667" calcext:value-type="float">
            <text:p>-0.667</text:p>
          </table:table-cell>
          <table:table-cell table:style-name="ce13" table:formula="of:=180*[.G3]" office:value-type="float" office:value="-180" calcext:value-type="float">
            <text:p>-180</text:p>
          </table:table-cell>
          <table:table-cell table:style-name="ce13" table:formula="of:=180*[.H3]" office:value-type="float" office:value="-120.06" calcext:value-type="float">
            <text:p>-120.06</text:p>
          </table:table-cell>
          <table:table-cell table:style-name="ce23"/>
          <table:table-cell table:style-name="ce22"/>
          <table:table-cell table:style-name="ce13" table:formula="of:=180*[.K3]" office:value-type="float" office:value="0" calcext:value-type="float">
            <text:p>0</text:p>
          </table:table-cell>
          <table:table-cell table:style-name="ce13" table:formula="of:=180*[.L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16" table:formula="of:=90*[.C4]" office:value-type="float" office:value="13.05" calcext:value-type="float">
            <text:p>13.050</text:p>
          </table:table-cell>
          <table:table-cell table:style-name="ce18" table:formula="of:=90*[.D4]" office:value-type="float" office:value="68.58" calcext:value-type="float">
            <text:p>68.58</text:p>
          </table:table-cell>
          <table:table-cell table:style-name="ce14" office:value-type="float" office:value="0.333" calcext:value-type="float">
            <text:p>0.333</text:p>
          </table:table-cell>
          <table:table-cell table:style-name="ce22" office:value-type="float" office:value="0.571" calcext:value-type="float">
            <text:p>0.571</text:p>
          </table:table-cell>
          <table:table-cell table:style-name="ce16" table:formula="of:=90*[.G4]" office:value-type="float" office:value="29.97" calcext:value-type="float">
            <text:p>29.970</text:p>
          </table:table-cell>
          <table:table-cell table:style-name="ce18" table:formula="of:=90*[.H4]" office:value-type="float" office:value="51.39" calcext:value-type="float">
            <text:p>51.39</text:p>
          </table:table-cell>
          <table:table-cell table:style-name="ce23"/>
          <table:table-cell table:style-name="ce22"/>
          <table:table-cell table:style-name="ce16" table:formula="of:=90*[.K4]" office:value-type="float" office:value="0" calcext:value-type="float">
            <text:p>0.000</text:p>
          </table:table-cell>
          <table:table-cell table:style-name="ce18" table:formula="of:=90*[.L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202" calcext:value-type="float">
            <text:p>0.202</text:p>
          </table:table-cell>
          <table:table-cell table:style-name="ce16" table:formula="of:=180*[.C6]" office:value-type="float" office:value="-92.34" calcext:value-type="float">
            <text:p>-92.340</text:p>
          </table:table-cell>
          <table:table-cell table:style-name="ce18" table:formula="of:=180*[.D6]" office:value-type="float" office:value="36.36" calcext:value-type="float">
            <text:p>36.36</text:p>
          </table:table-cell>
          <table:table-cell table:style-name="ce14" office:value-type="float" office:value="0.202" calcext:value-type="float">
            <text:p>0.202</text:p>
          </table:table-cell>
          <table:table-cell table:style-name="ce22" office:value-type="float" office:value="0.476" calcext:value-type="float">
            <text:p>0.476</text:p>
          </table:table-cell>
          <table:table-cell table:style-name="ce13" table:formula="of:=180*[.G6]" office:value-type="float" office:value="36.36" calcext:value-type="float">
            <text:p>36.36</text:p>
          </table:table-cell>
          <table:table-cell table:style-name="ce13" table:formula="of:=180*[.H6]" office:value-type="float" office:value="85.68" calcext:value-type="float">
            <text:p>85.68</text:p>
          </table:table-cell>
          <table:table-cell table:style-name="ce23"/>
          <table:table-cell table:style-name="ce22"/>
          <table:table-cell table:style-name="ce13" table:formula="of:=180*[.K6]" office:value-type="float" office:value="0" calcext:value-type="float">
            <text:p>0</text:p>
          </table:table-cell>
          <table:table-cell table:style-name="ce13" table:formula="of:=180*[.L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16" table:formula="of:=90*[.C7]" office:value-type="float" office:value="13.05" calcext:value-type="float">
            <text:p>13.050</text:p>
          </table:table-cell>
          <table:table-cell table:style-name="ce18" table:formula="of:=90*[.D7]" office:value-type="float" office:value="68.58" calcext:value-type="float">
            <text:p>68.58</text:p>
          </table:table-cell>
          <table:table-cell table:style-name="ce14" office:value-type="float" office:value="0.333" calcext:value-type="float">
            <text:p>0.333</text:p>
          </table:table-cell>
          <table:table-cell table:style-name="ce22" office:value-type="float" office:value="0.571" calcext:value-type="float">
            <text:p>0.571</text:p>
          </table:table-cell>
          <table:table-cell table:style-name="ce16" table:formula="of:=90*[.G7]" office:value-type="float" office:value="29.97" calcext:value-type="float">
            <text:p>29.970</text:p>
          </table:table-cell>
          <table:table-cell table:style-name="ce18" table:formula="of:=90*[.H7]" office:value-type="float" office:value="51.39" calcext:value-type="float">
            <text:p>51.39</text:p>
          </table:table-cell>
          <table:table-cell table:style-name="ce23"/>
          <table:table-cell table:style-name="ce22"/>
          <table:table-cell table:style-name="ce16" table:formula="of:=90*[.K7]" office:value-type="float" office:value="0" calcext:value-type="float">
            <text:p>0.000</text:p>
          </table:table-cell>
          <table:table-cell table:style-name="ce18" table:formula="of:=90*[.L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4" calcext:value-type="float">
            <text:p>0.04</text:p>
          </table:table-cell>
          <table:table-cell table:style-name="ce16" table:formula="of:=180*[.C9]" office:value-type="float" office:value="-1.98" calcext:value-type="float">
            <text:p>-1.980</text:p>
          </table:table-cell>
          <table:table-cell table:style-name="ce18" table:formula="of:=180*[.D9]" office:value-type="float" office:value="7.2" calcext:value-type="float">
            <text:p>7.2</text:p>
          </table:table-cell>
          <table:table-cell table:style-name="ce14" office:value-type="float" office:value="0.04" calcext:value-type="float">
            <text:p>0.040</text:p>
          </table:table-cell>
          <table:table-cell table:style-name="ce22" office:value-type="float" office:value="0.171" calcext:value-type="float">
            <text:p>0.171</text:p>
          </table:table-cell>
          <table:table-cell table:style-name="ce13" table:formula="of:=180*[.G9]" office:value-type="float" office:value="7.2" calcext:value-type="float">
            <text:p>7.2</text:p>
          </table:table-cell>
          <table:table-cell table:style-name="ce13" table:formula="of:=180*[.H9]" office:value-type="float" office:value="30.78" calcext:value-type="float">
            <text:p>30.78</text:p>
          </table:table-cell>
          <table:table-cell table:style-name="ce23" office:value-type="float" office:value="0.171" calcext:value-type="float">
            <text:p>0.171</text:p>
          </table:table-cell>
          <table:table-cell table:style-name="ce22" office:value-type="float" office:value="0.796" calcext:value-type="float">
            <text:p>0.796</text:p>
          </table:table-cell>
          <table:table-cell table:style-name="ce13" table:formula="of:=180*[.K9]" office:value-type="float" office:value="30.78" calcext:value-type="float">
            <text:p>30.78</text:p>
          </table:table-cell>
          <table:table-cell table:style-name="ce13" table:formula="of:=180*[.L9]" office:value-type="float" office:value="143.28" calcext:value-type="float">
            <text:p>143.28</text:p>
          </table:table-cell>
          <table:table-cell table:style-name="ce23" office:value-type="float" office:value="0.796" calcext:value-type="float">
            <text:p>0.796</text:p>
          </table:table-cell>
          <table:table-cell table:style-name="ce22" office:value-type="float" office:value="1" calcext:value-type="float">
            <text:p>1.000</text:p>
          </table:table-cell>
          <table:table-cell table:style-name="ce13" table:formula="of:=180*[.O9]" office:value-type="float" office:value="143.28" calcext:value-type="float">
            <text:p>143.28</text:p>
          </table:table-cell>
          <table:table-cell table:style-name="ce13" table:formula="of:=180*[.P9]" office:value-type="float" office:value="180" calcext:value-type="float">
            <text:p>1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" calcext:value-type="float">
            <text:p>0.762</text:p>
          </table:table-cell>
          <table:table-cell table:style-name="ce16" table:formula="of:=90*[.C10]" office:value-type="float" office:value="63.18" calcext:value-type="float">
            <text:p>63.180</text:p>
          </table:table-cell>
          <table:table-cell table:style-name="ce18" table:formula="of:=90*[.D10]" office:value-type="float" office:value="68.58" calcext:value-type="float">
            <text:p>68.58</text:p>
          </table:table-cell>
          <table:table-cell table:style-name="ce14" office:value-type="float" office:value="0.91" calcext:value-type="float">
            <text:p>0.910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G10]" office:value-type="float" office:value="81.9" calcext:value-type="float">
            <text:p>81.900</text:p>
          </table:table-cell>
          <table:table-cell table:style-name="ce18" table:formula="of:=90*[.H10]" office:value-type="float" office:value="68.58" calcext:value-type="float">
            <text:p>68.58</text:p>
          </table:table-cell>
          <table:table-cell table:style-name="ce23" office:value-type="float" office:value="-0.04" calcext:value-type="float">
            <text:p>-0.040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K10]" office:value-type="float" office:value="-3.6" calcext:value-type="float">
            <text:p>-3.600</text:p>
          </table:table-cell>
          <table:table-cell table:style-name="ce18" table:formula="of:=90*[.L10]" office:value-type="float" office:value="68.58" calcext:value-type="float">
            <text:p>68.58</text:p>
          </table:table-cell>
          <table:table-cell table:style-name="ce23" office:value-type="float" office:value="0.345" calcext:value-type="float">
            <text:p>0.345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O10]" office:value-type="float" office:value="31.05" calcext:value-type="float">
            <text:p>31.050</text:p>
          </table:table-cell>
          <table:table-cell table:style-name="ce18" table:formula="of:=90*[.P10]" office:value-type="float" office:value="68.58" calcext:value-type="float">
            <text:p>68.5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table:style-name="ce14" table:number-columns-repeated="2"/>
          <table:table-cell table:style-name="ce16" table:formula="of:=180*[.C12]" office:value-type="float" office:value="0" calcext:value-type="float">
            <text:p>0.000</text:p>
          </table:table-cell>
          <table:table-cell table:style-name="ce18" table:formula="of:=180*[.D12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3" table:formula="of:=180*[.G12]" office:value-type="float" office:value="0" calcext:value-type="float">
            <text:p>0</text:p>
          </table:table-cell>
          <table:table-cell table:style-name="ce13" table:formula="of:=180*[.H12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12]" office:value-type="float" office:value="0" calcext:value-type="float">
            <text:p>0</text:p>
          </table:table-cell>
          <table:table-cell table:style-name="ce13" table:formula="of:=180*[.L1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table:style-name="ce14" table:number-columns-repeated="2"/>
          <table:table-cell table:style-name="ce16" table:formula="of:=90*[.C13]" office:value-type="float" office:value="0" calcext:value-type="float">
            <text:p>0.000</text:p>
          </table:table-cell>
          <table:table-cell table:style-name="ce18" table:formula="of:=90*[.D13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6" table:formula="of:=90*[.G13]" office:value-type="float" office:value="0" calcext:value-type="float">
            <text:p>0.000</text:p>
          </table:table-cell>
          <table:table-cell table:style-name="ce18" table:formula="of:=90*[.H13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13]" office:value-type="float" office:value="0" calcext:value-type="float">
            <text:p>0.000</text:p>
          </table:table-cell>
          <table:table-cell table:style-name="ce18" table:formula="of:=90*[.L1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85" calcext:value-type="float">
            <text:p>0.185</text:p>
          </table:table-cell>
          <table:table-cell table:style-name="ce16" table:formula="of:=180*[.C15]" office:value-type="float" office:value="7.2" calcext:value-type="float">
            <text:p>7.200</text:p>
          </table:table-cell>
          <table:table-cell table:style-name="ce18" table:formula="of:=180*[.D15]" office:value-type="float" office:value="33.3" calcext:value-type="float">
            <text:p>33.3</text:p>
          </table:table-cell>
          <table:table-cell table:style-name="ce14" office:value-type="float" office:value="0.185" calcext:value-type="float">
            <text:p>0.185</text:p>
          </table:table-cell>
          <table:table-cell table:style-name="ce22" office:value-type="float" office:value="0.702" calcext:value-type="float">
            <text:p>0.702</text:p>
          </table:table-cell>
          <table:table-cell table:style-name="ce13" table:formula="of:=180*[.G15]" office:value-type="float" office:value="33.3" calcext:value-type="float">
            <text:p>33.3</text:p>
          </table:table-cell>
          <table:table-cell table:style-name="ce13" table:formula="of:=180*[.H15]" office:value-type="float" office:value="126.36" calcext:value-type="float">
            <text:p>126.36</text:p>
          </table:table-cell>
          <table:table-cell table:style-name="ce23" office:value-type="float" office:value="0.702" calcext:value-type="float">
            <text:p>0.702</text:p>
          </table:table-cell>
          <table:table-cell table:style-name="ce22" office:value-type="float" office:value="0.76" calcext:value-type="float">
            <text:p>0.760</text:p>
          </table:table-cell>
          <table:table-cell table:style-name="ce13" table:formula="of:=180*[.K15]" office:value-type="float" office:value="126.36" calcext:value-type="float">
            <text:p>126.36</text:p>
          </table:table-cell>
          <table:table-cell table:style-name="ce13" table:formula="of:=180*[.L15]" office:value-type="float" office:value="136.8" calcext:value-type="float">
            <text:p>136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table:style-name="ce14" office:value-type="float" office:value="0.571" calcext:value-type="float">
            <text:p>0.571</text:p>
          </table:table-cell>
          <table:table-cell table:style-name="ce14" office:value-type="float" office:value="0.762" calcext:value-type="float">
            <text:p>0.762</text:p>
          </table:table-cell>
          <table:table-cell table:style-name="ce16" table:formula="of:=90*[.C16]" office:value-type="float" office:value="51.39" calcext:value-type="float">
            <text:p>51.390</text:p>
          </table:table-cell>
          <table:table-cell table:style-name="ce18" table:formula="of:=90*[.D16]" office:value-type="float" office:value="68.58" calcext:value-type="float">
            <text:p>68.58</text:p>
          </table:table-cell>
          <table:table-cell table:style-name="ce14" office:value-type="float" office:value="-0.055" calcext:value-type="float">
            <text:p>-0.055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G16]" office:value-type="float" office:value="-4.95" calcext:value-type="float">
            <text:p>-4.950</text:p>
          </table:table-cell>
          <table:table-cell table:style-name="ce18" table:formula="of:=90*[.H16]" office:value-type="float" office:value="68.58" calcext:value-type="float">
            <text:p>68.58</text:p>
          </table:table-cell>
          <table:table-cell table:style-name="ce23" office:value-type="float" office:value="0.178" calcext:value-type="float">
            <text:p>0.178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K16]" office:value-type="float" office:value="16.02" calcext:value-type="float">
            <text:p>16.020</text:p>
          </table:table-cell>
          <table:table-cell table:style-name="ce18" table:formula="of:=90*[.L16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table:style-name="ce14" table:number-columns-repeated="2"/>
          <table:table-cell table:style-name="ce16" table:formula="of:=180*[.C18]" office:value-type="float" office:value="0" calcext:value-type="float">
            <text:p>0.000</text:p>
          </table:table-cell>
          <table:table-cell table:style-name="ce18" table:formula="of:=180*[.D18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3" table:formula="of:=180*[.G18]" office:value-type="float" office:value="0" calcext:value-type="float">
            <text:p>0</text:p>
          </table:table-cell>
          <table:table-cell table:style-name="ce13" table:formula="of:=180*[.H18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18]" office:value-type="float" office:value="0" calcext:value-type="float">
            <text:p>0</text:p>
          </table:table-cell>
          <table:table-cell table:style-name="ce13" table:formula="of:=180*[.L1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table:style-name="ce14" table:number-columns-repeated="2"/>
          <table:table-cell table:style-name="ce16" table:formula="of:=90*[.C19]" office:value-type="float" office:value="0" calcext:value-type="float">
            <text:p>0.000</text:p>
          </table:table-cell>
          <table:table-cell table:style-name="ce18" table:formula="of:=90*[.D19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6" table:formula="of:=90*[.G19]" office:value-type="float" office:value="0" calcext:value-type="float">
            <text:p>0.000</text:p>
          </table:table-cell>
          <table:table-cell table:style-name="ce18" table:formula="of:=90*[.H19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19]" office:value-type="float" office:value="0" calcext:value-type="float">
            <text:p>0.000</text:p>
          </table:table-cell>
          <table:table-cell table:style-name="ce18" table:formula="of:=90*[.L1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4" office:value-type="float" office:value="0.171" calcext:value-type="float">
            <text:p>0.171</text:p>
          </table:table-cell>
          <table:table-cell table:style-name="ce16" table:formula="of:=180*[.C21]" office:value-type="float" office:value="22.86" calcext:value-type="float">
            <text:p>22.860</text:p>
          </table:table-cell>
          <table:table-cell table:style-name="ce18" table:formula="of:=180*[.D21]" office:value-type="float" office:value="30.78" calcext:value-type="float">
            <text:p>30.78</text:p>
          </table:table-cell>
          <table:table-cell table:style-name="ce14" office:value-type="float" office:value="0.171" calcext:value-type="float">
            <text:p>0.171</text:p>
          </table:table-cell>
          <table:table-cell table:style-name="ce22" office:value-type="float" office:value="0.651" calcext:value-type="float">
            <text:p>0.651</text:p>
          </table:table-cell>
          <table:table-cell table:style-name="ce13" table:formula="of:=180*[.G21]" office:value-type="float" office:value="30.78" calcext:value-type="float">
            <text:p>30.78</text:p>
          </table:table-cell>
          <table:table-cell table:style-name="ce13" table:formula="of:=180*[.H21]" office:value-type="float" office:value="117.18" calcext:value-type="float">
            <text:p>117.18</text:p>
          </table:table-cell>
          <table:table-cell table:style-name="ce23" office:value-type="float" office:value="0.651" calcext:value-type="float">
            <text:p>0.651</text:p>
          </table:table-cell>
          <table:table-cell table:style-name="ce22" office:value-type="float" office:value="0.84" calcext:value-type="float">
            <text:p>0.840</text:p>
          </table:table-cell>
          <table:table-cell table:style-name="ce13" table:formula="of:=180*[.K21]" office:value-type="float" office:value="117.18" calcext:value-type="float">
            <text:p>117.18</text:p>
          </table:table-cell>
          <table:table-cell table:style-name="ce13" table:formula="of:=180*[.L21]" office:value-type="float" office:value="151.2" calcext:value-type="float">
            <text:p>151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0.345" calcext:value-type="float">
            <text:p>0.345</text:p>
          </table:table-cell>
          <table:table-cell table:style-name="ce14" office:value-type="float" office:value="0.762" calcext:value-type="float">
            <text:p>0.762</text:p>
          </table:table-cell>
          <table:table-cell table:style-name="ce16" table:formula="of:=90*[.C22]" office:value-type="float" office:value="31.05" calcext:value-type="float">
            <text:p>31.050</text:p>
          </table:table-cell>
          <table:table-cell table:style-name="ce18" table:formula="of:=90*[.D22]" office:value-type="float" office:value="68.58" calcext:value-type="float">
            <text:p>68.58</text:p>
          </table:table-cell>
          <table:table-cell table:style-name="ce14" office:value-type="float" office:value="-0.047" calcext:value-type="float">
            <text:p>-0.047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G22]" office:value-type="float" office:value="-4.23" calcext:value-type="float">
            <text:p>-4.230</text:p>
          </table:table-cell>
          <table:table-cell table:style-name="ce18" table:formula="of:=90*[.H22]" office:value-type="float" office:value="68.58" calcext:value-type="float">
            <text:p>68.58</text:p>
          </table:table-cell>
          <table:table-cell table:style-name="ce23" office:value-type="float" office:value="0.455" calcext:value-type="float">
            <text:p>0.455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K22]" office:value-type="float" office:value="40.95" calcext:value-type="float">
            <text:p>40.950</text:p>
          </table:table-cell>
          <table:table-cell table:style-name="ce18" table:formula="of:=90*[.L22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table:style-name="ce14" table:number-columns-repeated="2"/>
          <table:table-cell table:style-name="ce16" table:formula="of:=180*[.C24]" office:value-type="float" office:value="0" calcext:value-type="float">
            <text:p>0.000</text:p>
          </table:table-cell>
          <table:table-cell table:style-name="ce18" table:formula="of:=180*[.D24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3" table:formula="of:=180*[.G24]" office:value-type="float" office:value="0" calcext:value-type="float">
            <text:p>0</text:p>
          </table:table-cell>
          <table:table-cell table:style-name="ce13" table:formula="of:=180*[.H24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24]" office:value-type="float" office:value="0" calcext:value-type="float">
            <text:p>0</text:p>
          </table:table-cell>
          <table:table-cell table:style-name="ce13" table:formula="of:=180*[.L2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table:style-name="ce14" table:number-columns-repeated="2"/>
          <table:table-cell table:style-name="ce16" table:formula="of:=90*[.C25]" office:value-type="float" office:value="0" calcext:value-type="float">
            <text:p>0.000</text:p>
          </table:table-cell>
          <table:table-cell table:style-name="ce18" table:formula="of:=90*[.D25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6" table:formula="of:=90*[.G25]" office:value-type="float" office:value="0" calcext:value-type="float">
            <text:p>0.000</text:p>
          </table:table-cell>
          <table:table-cell table:style-name="ce18" table:formula="of:=90*[.H25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25]" office:value-type="float" office:value="0" calcext:value-type="float">
            <text:p>0.000</text:p>
          </table:table-cell>
          <table:table-cell table:style-name="ce18" table:formula="of:=90*[.L2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table:style-name="ce14" office:value-type="float" office:value="0.055" calcext:value-type="float">
            <text:p>0.055</text:p>
          </table:table-cell>
          <table:table-cell table:style-name="ce14" office:value-type="float" office:value="0.178" calcext:value-type="float">
            <text:p>0.178</text:p>
          </table:table-cell>
          <table:table-cell table:style-name="ce16" table:formula="of:=180*[.C27]" office:value-type="float" office:value="9.9" calcext:value-type="float">
            <text:p>9.900</text:p>
          </table:table-cell>
          <table:table-cell table:style-name="ce18" table:formula="of:=180*[.D27]" office:value-type="float" office:value="32.04" calcext:value-type="float">
            <text:p>32.04</text:p>
          </table:table-cell>
          <table:table-cell table:style-name="ce14" office:value-type="float" office:value="0.178" calcext:value-type="float">
            <text:p>0.178</text:p>
          </table:table-cell>
          <table:table-cell table:style-name="ce22" office:value-type="float" office:value="0.804" calcext:value-type="float">
            <text:p>0.804</text:p>
          </table:table-cell>
          <table:table-cell table:style-name="ce13" table:formula="of:=180*[.G27]" office:value-type="float" office:value="32.04" calcext:value-type="float">
            <text:p>32.04</text:p>
          </table:table-cell>
          <table:table-cell table:style-name="ce13" table:formula="of:=180*[.H27]" office:value-type="float" office:value="144.72" calcext:value-type="float">
            <text:p>144.72</text:p>
          </table:table-cell>
          <table:table-cell table:style-name="ce23"/>
          <table:table-cell table:style-name="ce22"/>
          <table:table-cell table:style-name="ce13" table:formula="of:=180*[.K27]" office:value-type="float" office:value="0" calcext:value-type="float">
            <text:p>0</text:p>
          </table:table-cell>
          <table:table-cell table:style-name="ce13" table:formula="of:=180*[.L2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0.2" calcext:value-type="float">
            <text:p>0.200</text:p>
          </table:table-cell>
          <table:table-cell table:style-name="ce14" office:value-type="float" office:value="0.302" calcext:value-type="float">
            <text:p>0.302</text:p>
          </table:table-cell>
          <table:table-cell table:style-name="ce16" table:formula="of:=90*[.C28]" office:value-type="float" office:value="18" calcext:value-type="float">
            <text:p>18.000</text:p>
          </table:table-cell>
          <table:table-cell table:style-name="ce18" table:formula="of:=90*[.D28]" office:value-type="float" office:value="27.18" calcext:value-type="float">
            <text:p>27.18</text:p>
          </table:table-cell>
          <table:table-cell table:style-name="ce14" office:value-type="float" office:value="0.113" calcext:value-type="float">
            <text:p>0.113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G28]" office:value-type="float" office:value="10.17" calcext:value-type="float">
            <text:p>10.170</text:p>
          </table:table-cell>
          <table:table-cell table:style-name="ce18" table:formula="of:=90*[.H28]" office:value-type="float" office:value="68.58" calcext:value-type="float">
            <text:p>68.58</text:p>
          </table:table-cell>
          <table:table-cell table:style-name="ce23"/>
          <table:table-cell table:style-name="ce22"/>
          <table:table-cell table:style-name="ce16" table:formula="of:=90*[.K28]" office:value-type="float" office:value="0" calcext:value-type="float">
            <text:p>0.000</text:p>
          </table:table-cell>
          <table:table-cell table:style-name="ce18" table:formula="of:=90*[.L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table:style-name="ce14" table:number-columns-repeated="2"/>
          <table:table-cell table:style-name="ce16" table:formula="of:=180*[.C30]" office:value-type="float" office:value="0" calcext:value-type="float">
            <text:p>0.000</text:p>
          </table:table-cell>
          <table:table-cell table:style-name="ce18" table:formula="of:=180*[.D30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3" table:formula="of:=180*[.G30]" office:value-type="float" office:value="0" calcext:value-type="float">
            <text:p>0</text:p>
          </table:table-cell>
          <table:table-cell table:style-name="ce13" table:formula="of:=180*[.H30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30]" office:value-type="float" office:value="0" calcext:value-type="float">
            <text:p>0</text:p>
          </table:table-cell>
          <table:table-cell table:style-name="ce13" table:formula="of:=180*[.L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table:style-name="ce14" table:number-columns-repeated="2"/>
          <table:table-cell table:style-name="ce16" table:formula="of:=90*[.C31]" office:value-type="float" office:value="0" calcext:value-type="float">
            <text:p>0.000</text:p>
          </table:table-cell>
          <table:table-cell table:style-name="ce18" table:formula="of:=90*[.D31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6" table:formula="of:=90*[.G31]" office:value-type="float" office:value="0" calcext:value-type="float">
            <text:p>0.000</text:p>
          </table:table-cell>
          <table:table-cell table:style-name="ce18" table:formula="of:=90*[.H31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31]" office:value-type="float" office:value="0" calcext:value-type="float">
            <text:p>0.000</text:p>
          </table:table-cell>
          <table:table-cell table:style-name="ce18" table:formula="of:=90*[.L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table:style-name="ce14" office:value-type="float" office:value="0.047" calcext:value-type="float">
            <text:p>0.047</text:p>
          </table:table-cell>
          <table:table-cell table:style-name="ce14" office:value-type="float" office:value="1" calcext:value-type="float">
            <text:p>1.000</text:p>
          </table:table-cell>
          <table:table-cell table:style-name="ce16" table:formula="of:=180*[.C33]" office:value-type="float" office:value="8.46" calcext:value-type="float">
            <text:p>8.460</text:p>
          </table:table-cell>
          <table:table-cell table:style-name="ce18" table:formula="of:=180*[.D33]" office:value-type="float" office:value="180" calcext:value-type="float">
            <text:p>180</text:p>
          </table:table-cell>
          <table:table-cell table:style-name="ce14"/>
          <table:table-cell table:style-name="ce22"/>
          <table:table-cell table:style-name="ce13" table:formula="of:=180*[.G33]" office:value-type="float" office:value="0" calcext:value-type="float">
            <text:p>0</text:p>
          </table:table-cell>
          <table:table-cell table:style-name="ce13" table:formula="of:=180*[.H33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33]" office:value-type="float" office:value="0" calcext:value-type="float">
            <text:p>0</text:p>
          </table:table-cell>
          <table:table-cell table:style-name="ce13" table:formula="of:=180*[.L3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table:style-name="ce14" office:value-type="float" office:value="0.098" calcext:value-type="float">
            <text:p>0.098</text:p>
          </table:table-cell>
          <table:table-cell table:style-name="ce14" office:value-type="float" office:value="0.762" calcext:value-type="float">
            <text:p>0.762</text:p>
          </table:table-cell>
          <table:table-cell table:style-name="ce16" table:formula="of:=90*[.C34]" office:value-type="float" office:value="8.82" calcext:value-type="float">
            <text:p>8.820</text:p>
          </table:table-cell>
          <table:table-cell table:style-name="ce18" table:formula="of:=90*[.D34]" office:value-type="float" office:value="68.58" calcext:value-type="float">
            <text:p>68.58</text:p>
          </table:table-cell>
          <table:table-cell table:style-name="ce14"/>
          <table:table-cell table:style-name="ce22"/>
          <table:table-cell table:style-name="ce16" table:formula="of:=90*[.G34]" office:value-type="float" office:value="0" calcext:value-type="float">
            <text:p>0.000</text:p>
          </table:table-cell>
          <table:table-cell table:style-name="ce18" table:formula="of:=90*[.H34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34]" office:value-type="float" office:value="0" calcext:value-type="float">
            <text:p>0.000</text:p>
          </table:table-cell>
          <table:table-cell table:style-name="ce18" table:formula="of:=90*[.L3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table:style-name="ce14" table:number-columns-repeated="2"/>
          <table:table-cell table:style-name="ce16" table:formula="of:=180*[.C36]" office:value-type="float" office:value="0" calcext:value-type="float">
            <text:p>0.000</text:p>
          </table:table-cell>
          <table:table-cell table:style-name="ce18" table:formula="of:=180*[.D36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3" table:formula="of:=180*[.G36]" office:value-type="float" office:value="0" calcext:value-type="float">
            <text:p>0</text:p>
          </table:table-cell>
          <table:table-cell table:style-name="ce13" table:formula="of:=180*[.H36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36]" office:value-type="float" office:value="0" calcext:value-type="float">
            <text:p>0</text:p>
          </table:table-cell>
          <table:table-cell table:style-name="ce13" table:formula="of:=180*[.L3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table:style-name="ce14" table:number-columns-repeated="2"/>
          <table:table-cell table:style-name="ce16" table:formula="of:=90*[.C37]" office:value-type="float" office:value="0" calcext:value-type="float">
            <text:p>0.000</text:p>
          </table:table-cell>
          <table:table-cell table:style-name="ce18" table:formula="of:=90*[.D37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6" table:formula="of:=90*[.G37]" office:value-type="float" office:value="0" calcext:value-type="float">
            <text:p>0.000</text:p>
          </table:table-cell>
          <table:table-cell table:style-name="ce18" table:formula="of:=90*[.H37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37]" office:value-type="float" office:value="0" calcext:value-type="float">
            <text:p>0.000</text:p>
          </table:table-cell>
          <table:table-cell table:style-name="ce18" table:formula="of:=90*[.L3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table:style-name="ce14" office:value-type="float" office:value="0.113" calcext:value-type="float">
            <text:p>0.113</text:p>
          </table:table-cell>
          <table:table-cell table:style-name="ce14" office:value-type="float" office:value="0.265" calcext:value-type="float">
            <text:p>0.265</text:p>
          </table:table-cell>
          <table:table-cell table:style-name="ce16" table:formula="of:=180*[.C39]" office:value-type="float" office:value="20.34" calcext:value-type="float">
            <text:p>20.340</text:p>
          </table:table-cell>
          <table:table-cell table:style-name="ce18" table:formula="of:=180*[.D39]" office:value-type="float" office:value="47.7" calcext:value-type="float">
            <text:p>47.7</text:p>
          </table:table-cell>
          <table:table-cell table:style-name="ce14" office:value-type="float" office:value="0.265" calcext:value-type="float">
            <text:p>0.265</text:p>
          </table:table-cell>
          <table:table-cell table:style-name="ce22" office:value-type="float" office:value="1" calcext:value-type="float">
            <text:p>1.000</text:p>
          </table:table-cell>
          <table:table-cell table:style-name="ce13" table:formula="of:=180*[.G39]" office:value-type="float" office:value="47.7" calcext:value-type="float">
            <text:p>47.7</text:p>
          </table:table-cell>
          <table:table-cell table:style-name="ce13" table:formula="of:=180*[.H39]" office:value-type="float" office:value="180" calcext:value-type="float">
            <text:p>180</text:p>
          </table:table-cell>
          <table:table-cell table:style-name="ce23" office:value-type="float" office:value="-1" calcext:value-type="float">
            <text:p>-1.000</text:p>
          </table:table-cell>
          <table:table-cell table:style-name="ce22" office:value-type="float" office:value="-0.404" calcext:value-type="float">
            <text:p>-0.404</text:p>
          </table:table-cell>
          <table:table-cell table:style-name="ce13" table:formula="of:=180*[.K39]" office:value-type="float" office:value="-180" calcext:value-type="float">
            <text:p>-180</text:p>
          </table:table-cell>
          <table:table-cell table:style-name="ce13" table:formula="of:=180*[.L39]" office:value-type="float" office:value="-72.72" calcext:value-type="float">
            <text:p>-72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table:style-name="ce14" office:value-type="float" office:value="0.229" calcext:value-type="float">
            <text:p>0.229</text:p>
          </table:table-cell>
          <table:table-cell table:style-name="ce14" office:value-type="float" office:value="0.762" calcext:value-type="float">
            <text:p>0.762</text:p>
          </table:table-cell>
          <table:table-cell table:style-name="ce16" table:formula="of:=90*[.C40]" office:value-type="float" office:value="20.61" calcext:value-type="float">
            <text:p>20.610</text:p>
          </table:table-cell>
          <table:table-cell table:style-name="ce18" table:formula="of:=90*[.D40]" office:value-type="float" office:value="68.58" calcext:value-type="float">
            <text:p>68.58</text:p>
          </table:table-cell>
          <table:table-cell table:style-name="ce14" office:value-type="float" office:value="0.47" calcext:value-type="float">
            <text:p>0.470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G40]" office:value-type="float" office:value="42.3" calcext:value-type="float">
            <text:p>42.300</text:p>
          </table:table-cell>
          <table:table-cell table:style-name="ce18" table:formula="of:=90*[.H40]" office:value-type="float" office:value="68.58" calcext:value-type="float">
            <text:p>68.58</text:p>
          </table:table-cell>
          <table:table-cell table:style-name="ce23" office:value-type="float" office:value="0.265" calcext:value-type="float">
            <text:p>0.265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K40]" office:value-type="float" office:value="23.85" calcext:value-type="float">
            <text:p>23.850</text:p>
          </table:table-cell>
          <table:table-cell table:style-name="ce18" table:formula="of:=90*[.L40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table:style-name="ce14" table:number-columns-repeated="2"/>
          <table:table-cell table:style-name="ce16" table:formula="of:=180*[.C42]" office:value-type="float" office:value="0" calcext:value-type="float">
            <text:p>0.000</text:p>
          </table:table-cell>
          <table:table-cell table:style-name="ce18" table:formula="of:=180*[.D42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3" table:formula="of:=180*[.G42]" office:value-type="float" office:value="0" calcext:value-type="float">
            <text:p>0</text:p>
          </table:table-cell>
          <table:table-cell table:style-name="ce13" table:formula="of:=180*[.H42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42]" office:value-type="float" office:value="0" calcext:value-type="float">
            <text:p>0</text:p>
          </table:table-cell>
          <table:table-cell table:style-name="ce13" table:formula="of:=180*[.L4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table:style-name="ce14" table:number-columns-repeated="2"/>
          <table:table-cell table:style-name="ce16" table:formula="of:=90*[.C43]" office:value-type="float" office:value="0" calcext:value-type="float">
            <text:p>0.000</text:p>
          </table:table-cell>
          <table:table-cell table:style-name="ce18" table:formula="of:=90*[.D43]" office:value-type="float" office:value="0" calcext:value-type="float">
            <text:p>0</text:p>
          </table:table-cell>
          <table:table-cell table:style-name="ce14"/>
          <table:table-cell table:style-name="ce22"/>
          <table:table-cell table:style-name="ce16" table:formula="of:=90*[.G43]" office:value-type="float" office:value="0" calcext:value-type="float">
            <text:p>0.000</text:p>
          </table:table-cell>
          <table:table-cell table:style-name="ce18" table:formula="of:=90*[.H43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43]" office:value-type="float" office:value="0" calcext:value-type="float">
            <text:p>0.000</text:p>
          </table:table-cell>
          <table:table-cell table:style-name="ce18" table:formula="of:=90*[.L4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0.127" calcext:value-type="float">
            <text:p>0.127</text:p>
          </table:table-cell>
          <table:table-cell table:style-name="ce14" office:value-type="float" office:value="0.258" calcext:value-type="float">
            <text:p>0.258</text:p>
          </table:table-cell>
          <table:table-cell table:style-name="ce16" table:formula="of:=180*[.C45]" office:value-type="float" office:value="22.86" calcext:value-type="float">
            <text:p>22.860</text:p>
          </table:table-cell>
          <table:table-cell table:style-name="ce18" table:formula="of:=180*[.D45]" office:value-type="float" office:value="46.44" calcext:value-type="float">
            <text:p>46.44</text:p>
          </table:table-cell>
          <table:table-cell table:style-name="ce14" office:value-type="float" office:value="0.258" calcext:value-type="float">
            <text:p>0.258</text:p>
          </table:table-cell>
          <table:table-cell table:style-name="ce22" office:value-type="float" office:value="0.935" calcext:value-type="float">
            <text:p>0.935</text:p>
          </table:table-cell>
          <table:table-cell table:style-name="ce13" table:formula="of:=180*[.G45]" office:value-type="float" office:value="46.44" calcext:value-type="float">
            <text:p>46.44</text:p>
          </table:table-cell>
          <table:table-cell table:style-name="ce13" table:formula="of:=180*[.H45]" office:value-type="float" office:value="168.3" calcext:value-type="float">
            <text:p>168.3</text:p>
          </table:table-cell>
          <table:table-cell table:style-name="ce23" office:value-type="float" office:value="0.935" calcext:value-type="float">
            <text:p>0.935</text:p>
          </table:table-cell>
          <table:table-cell table:style-name="ce22" office:value-type="float" office:value="1" calcext:value-type="float">
            <text:p>1.000</text:p>
          </table:table-cell>
          <table:table-cell table:style-name="ce13" table:formula="of:=180*[.K45]" office:value-type="float" office:value="168.3" calcext:value-type="float">
            <text:p>168.3</text:p>
          </table:table-cell>
          <table:table-cell table:style-name="ce13" table:formula="of:=180*[.L45]" office:value-type="float" office:value="180" calcext:value-type="float">
            <text:p>180</text:p>
          </table:table-cell>
          <table:table-cell office:value-type="float" office:value="-0.818" calcext:value-type="float">
            <text:p>-0.818</text:p>
          </table:table-cell>
          <table:table-cell office:value-type="float" office:value="-0.673" calcext:value-type="float">
            <text:p>-0.673</text:p>
          </table:table-cell>
          <table:table-cell table:style-name="ce13" table:formula="of:=180*[.O45]" office:value-type="float" office:value="-147.24" calcext:value-type="float">
            <text:p>-147.24</text:p>
          </table:table-cell>
          <table:table-cell table:style-name="ce13" table:formula="of:=180*[.P45]" office:value-type="float" office:value="-121.14" calcext:value-type="float">
            <text:p>-121.14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258" calcext:value-type="float">
            <text:p>-0.258</text:p>
          </table:table-cell>
          <table:table-cell table:style-name="ce13" table:formula="of:=180*[.S45]" office:value-type="float" office:value="-121.14" calcext:value-type="float">
            <text:p>-121.14</text:p>
          </table:table-cell>
          <table:table-cell table:style-name="ce13" table:formula="of:=180*[.T45]" office:value-type="float" office:value="-46.44" calcext:value-type="float">
            <text:p>-46.4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table:style-name="ce14" office:value-type="float" office:value="0.265" calcext:value-type="float">
            <text:p>0.265</text:p>
          </table:table-cell>
          <table:table-cell table:style-name="ce14" office:value-type="float" office:value="0.762" calcext:value-type="float">
            <text:p>0.762</text:p>
          </table:table-cell>
          <table:table-cell table:style-name="ce16" table:formula="of:=90*[.C46]" office:value-type="float" office:value="23.85" calcext:value-type="float">
            <text:p>23.850</text:p>
          </table:table-cell>
          <table:table-cell table:style-name="ce18" table:formula="of:=90*[.D46]" office:value-type="float" office:value="68.58" calcext:value-type="float">
            <text:p>68.58</text:p>
          </table:table-cell>
          <table:table-cell table:style-name="ce14" office:value-type="float" office:value="0.062" calcext:value-type="float">
            <text:p>0.062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G46]" office:value-type="float" office:value="5.58" calcext:value-type="float">
            <text:p>5.580</text:p>
          </table:table-cell>
          <table:table-cell table:style-name="ce18" table:formula="of:=90*[.H46]" office:value-type="float" office:value="68.58" calcext:value-type="float">
            <text:p>68.58</text:p>
          </table:table-cell>
          <table:table-cell table:style-name="ce23" office:value-type="float" office:value="0.113" calcext:value-type="float">
            <text:p>0.113</text:p>
          </table:table-cell>
          <table:table-cell table:style-name="ce22" office:value-type="float" office:value="0.762" calcext:value-type="float">
            <text:p>0.762</text:p>
          </table:table-cell>
          <table:table-cell table:style-name="ce16" table:formula="of:=90*[.K46]" office:value-type="float" office:value="10.17" calcext:value-type="float">
            <text:p>10.170</text:p>
          </table:table-cell>
          <table:table-cell table:style-name="ce18" table:formula="of:=90*[.L46]" office:value-type="float" office:value="68.58" calcext:value-type="float">
            <text:p>68.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433" calcext:value-type="float">
            <text:p>0.433</text:p>
          </table:table-cell>
          <table:table-cell table:style-name="ce16" table:formula="of:=90*[.O46]" office:value-type="float" office:value="10.17" calcext:value-type="float">
            <text:p>10.170</text:p>
          </table:table-cell>
          <table:table-cell table:style-name="ce18" table:formula="of:=90*[.P46]" office:value-type="float" office:value="38.97" calcext:value-type="float">
            <text:p>38.97</text:p>
          </table:table-cell>
          <table:table-cell office:value-type="float" office:value="0.265" calcext:value-type="float">
            <text:p>0.265</text:p>
          </table:table-cell>
          <table:table-cell office:value-type="float" office:value="0.762" calcext:value-type="float">
            <text:p>0.762</text:p>
          </table:table-cell>
          <table:table-cell table:style-name="ce16" table:formula="of:=90*[.S46]" office:value-type="float" office:value="23.85" calcext:value-type="float">
            <text:p>23.850</text:p>
          </table:table-cell>
          <table:table-cell table:style-name="ce18" table:formula="of:=90*[.T46]" office:value-type="float" office:value="68.58" calcext:value-type="float">
            <text:p>68.58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13" table:number-columns-repeated="2"/>
          <table:table-cell table:style-name="ce23"/>
          <table:table-cell table:style-name="ce22"/>
          <table:table-cell table:style-name="ce13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-0.113" calcext:value-type="float">
            <text:p>-0.113</text:p>
          </table:table-cell>
          <table:table-cell table:style-name="ce14" office:value-type="float" office:value="-0.258" calcext:value-type="float">
            <text:p>-0.258</text:p>
          </table:table-cell>
          <table:table-cell table:style-name="ce16" table:formula="of:=180*[.C48]" office:value-type="float" office:value="-20.34" calcext:value-type="float">
            <text:p>-20.340</text:p>
          </table:table-cell>
          <table:table-cell table:style-name="ce18" table:formula="of:=180*[.D48]" office:value-type="float" office:value="-46.44" calcext:value-type="float">
            <text:p>-46.44</text:p>
          </table:table-cell>
          <table:table-cell table:style-name="ce14"/>
          <table:table-cell table:style-name="ce22"/>
          <table:table-cell table:style-name="ce13" table:formula="of:=180*[.G48]" office:value-type="float" office:value="0" calcext:value-type="float">
            <text:p>0</text:p>
          </table:table-cell>
          <table:table-cell table:style-name="ce13" table:formula="of:=180*[.H48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3" table:formula="of:=180*[.K48]" office:value-type="float" office:value="0" calcext:value-type="float">
            <text:p>0</text:p>
          </table:table-cell>
          <table:table-cell table:style-name="ce13" table:formula="of:=180*[.L4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table:style-name="ce14" office:value-type="float" office:value="0.265" calcext:value-type="float">
            <text:p>0.265</text:p>
          </table:table-cell>
          <table:table-cell table:style-name="ce14" office:value-type="float" office:value="0.762" calcext:value-type="float">
            <text:p>0.762</text:p>
          </table:table-cell>
          <table:table-cell table:style-name="ce16" table:formula="of:=90*[.C49]" office:value-type="float" office:value="23.85" calcext:value-type="float">
            <text:p>23.850</text:p>
          </table:table-cell>
          <table:table-cell table:style-name="ce18" table:formula="of:=90*[.D49]" office:value-type="float" office:value="68.58" calcext:value-type="float">
            <text:p>68.58</text:p>
          </table:table-cell>
          <table:table-cell table:style-name="ce14"/>
          <table:table-cell table:style-name="ce22"/>
          <table:table-cell table:style-name="ce16" table:formula="of:=90*[.G49]" office:value-type="float" office:value="0" calcext:value-type="float">
            <text:p>0.000</text:p>
          </table:table-cell>
          <table:table-cell table:style-name="ce18" table:formula="of:=90*[.H49]" office:value-type="float" office:value="0" calcext:value-type="float">
            <text:p>0</text:p>
          </table:table-cell>
          <table:table-cell table:style-name="ce23"/>
          <table:table-cell table:style-name="ce22"/>
          <table:table-cell table:style-name="ce16" table:formula="of:=90*[.K49]" office:value-type="float" office:value="0" calcext:value-type="float">
            <text:p>0.000</text:p>
          </table:table-cell>
          <table:table-cell table:style-name="ce18" table:formula="of:=90*[.L49]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6:25:28.0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23:50:33.987000000</meta:creation-date>
    <dc:date>2024-07-19T16:33:22.768000000</dc:date>
    <meta:editing-duration>PT8H8M39S</meta:editing-duration>
    <meta:editing-cycles>46</meta:editing-cycles>
    <meta:generator>LibreOffice/24.2.2.2$Windows_X86_64 LibreOffice_project/d56cc158d8a96260b836f100ef4b4ef25d6f1a01</meta:generator>
    <meta:print-date>2024-07-19T16:26:34.300000000</meta:print-date>
    <meta:printed-by>PDF files</meta:printed-by>
    <meta:document-statistic meta:table-count="2" meta:cell-count="672" meta:object-count="0"/>
  </office:meta>
</office:document-meta>
</file>